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b8c0" officeooo:paragraph-rsid="0011b8c0"/>
    </style:style>
    <style:style style:name="P2" style:family="paragraph" style:parent-style-name="Standard">
      <style:text-properties officeooo:rsid="00122d1d" officeooo:paragraph-rsid="00122d1d"/>
    </style:style>
    <style:style style:name="P3" style:family="paragraph" style:parent-style-name="Text_20_body">
      <style:text-properties fo:font-variant="normal" fo:text-transform="none" fo:color="#ffffff" loext:opacity="100%" fo:letter-spacing="normal" fo:font-style="normal" fo:font-weight="normal" officeooo:rsid="00122d1d" officeooo:paragraph-rsid="00122d1d"/>
    </style:style>
    <style:style style:name="P4" style:family="paragraph" style:parent-style-name="Text_20_body">
      <style:paragraph-properties fo:margin-left="0cm" fo:margin-right="0cm" fo:text-indent="0cm" style:auto-text-indent="false"/>
      <style:text-properties fo:font-variant="normal" fo:text-transform="none" fo:color="#ffffff" loext:opacity="100%" fo:letter-spacing="normal" fo:font-style="normal" fo:font-weight="normal" officeooo:rsid="00122d1d"/>
    </style:style>
    <style:style style:name="P5" style:family="paragraph" style:parent-style-name="Text_20_body">
      <style:paragraph-properties fo:margin-left="0cm" fo:margin-right="0cm" fo:text-indent="0cm" style:auto-text-indent="false"/>
      <style:text-properties officeooo:rsid="00122d1d"/>
    </style:style>
    <style:style style:name="P6" style:family="paragraph" style:parent-style-name="Standard">
      <style:text-properties fo:color="#ffffff" loext:opacity="100%" officeooo:rsid="00122d1d" officeooo:paragraph-rsid="00122d1d"/>
    </style:style>
    <style:style style:name="T1" style:family="text">
      <style:text-properties officeooo:rsid="00130f2e"/>
    </style:style>
    <style:style style:name="T2" style:family="text">
      <style:text-properties fo:font-variant="normal" fo:text-transform="none" fo:color="#ffffff" loext:opacity="100%" fo:letter-spacing="normal" fo:font-style="normal" fo:font-weight="normal"/>
    </style:style>
    <style:style style:name="T3" style:family="text">
      <style:text-properties fo:font-variant="normal" fo:text-transform="none" fo:color="#ffffff" loext:opacity="100%" fo:letter-spacing="normal" fo:font-style="normal" fo:font-weight="normal" officeooo:rsid="00130f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 justification for password checker</text:p>
      <text:p text:style-name="P1"/>
      <text:p text:style-name="P2">the page I have created alines very well with my design, its git the same colours, and information and layout as planned the checker itself is simple and easy to see and use, I have just used basic code for home page to add the info and pictures and then my css file lays out the rest of the disgn, my page alingnes pefectly with scnario and my audince (18-40). this is important so its easy to use and proffetinal </text:p>
      <text:p text:style-name="P2"/>
      <text:p text:style-name="P3">My password checker was created to validate user input against a set of security rules. The program ensures that passwords meet certain requirements such as having a minimum length, containing both uppercase and lowercase letters, and avoiding numbers or special characters in particular positions. By checking these rules, the system helps guide the user towards creating stronger and safer passwords.</text:p>
      <text:p text:style-name="P4">To keep the program organised, I wrote the checks as separate functions. Each function focuses on one rule, such as checking if the password starts with a number or ends with a special character. Using functions makes the code easier to read, test, and maintain, because I can quickly update one check without affecting the rest of the program. It also means I can reuse these checks in other projects or expand the program later by adding new functions. <text:span text:style-name="T1">I have put all these fuctions in one file so its easy to call and clear where the checks are being done</text:span></text:p>
      <text:p text:style-name="P5"><text:span text:style-name="T2">The use of </text:span><text:span text:style-name="Source_20_Text"><text:span text:style-name="T2">if</text:span></text:span><text:span text:style-name="T2"> statements and </text:span><text:span text:style-name="T3">checking </text:span><text:span text:style-name="T2">allows the program to respond differently depending on the user’s input. For example, if the password is shorter than eight characters, the program returns a clear message telling the user to make it longer. This feedback is important for usability, as it shows exactly why the input was rejected and how to fix it.</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20:25:14.664638000</meta:creation-date>
    <dc:date>2025-09-20T21:06:21.078336000</dc:date>
    <meta:editing-duration>PT1M31S</meta:editing-duration>
    <meta:editing-cycles>1</meta:editing-cycles>
    <meta:document-statistic meta:table-count="0" meta:image-count="0" meta:object-count="0" meta:page-count="1" meta:paragraph-count="5" meta:word-count="307" meta:character-count="1767" meta:non-whitespace-character-count="1464"/>
    <meta:generator>LibreOffice/25.2.3.2$MacOSX_X86_64 LibreOffice_project/bbb074479178df812d175f709636b368952c2ce3</meta:generator>
  </office:meta>
</office:document-meta>
</file>